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005.png" xlink:type="simple" xlink:show="embed" xlink:actuate="onLoad"/></draw:frame></text:p>
          </table:table-cell>
          <table:table-cell table:style-name="Table1.B1" office:value-type="string">
            <text:h text:style-name="P7" text:outline-level="1">Деление скаляра на век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300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1">Блок </text:span><text:span text:style-name="T3">реализует деление первой </text:span><text:span text:style-name="T12">скалярной</text:span><text:span text:style-name="T3"> входной величины на каждый из элементов второго входного </text:span><text:span text:style-name="T12">векторного</text:span><text:span text:style-name="T3"> сигнала</text:span><text:span text:style-name="T4">:</text:span></text:p>
            <text:p text:style-name="P6"><text:span text:style-name="T3"><draw:frame draw:style-name="fr3" draw:name="Объект5" text:anchor-type="as-char" svg:width="4.821cm" svg:height="1.312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3">,</text:span></text:p>
            <text:p text:style-name="P4"><text:span text:style-name="T3">где</text:span><text:span text:style-name="T6"><draw:frame draw:style-name="fr3" draw:name="Объект2" text:anchor-type="as-char" svg:width="1.201cm" svg:height="0.62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6">– сигнал на первом входе, скаляр;</text:span><text:span text:style-name="T6"><draw:frame draw:style-name="fr3" draw:name="Объект1" text:anchor-type="as-char" svg:width="1.408cm" svg:height="0.621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– </text:span><text:span text:style-name="T4">i-</text:span><text:span text:style-name="T6">ый элемент входного </text:span><text:span text:style-name="T10">векторного</text:span><text:span text:style-name="T6"> сигнала на втором входе</text:span><text:span text:style-name="T6"><draw:frame draw:style-name="fr3" draw:name="Объект7" text:anchor-type="as-char" svg:width="1.214cm" svg:height="0.621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">;</text:span><text:span text:style-name="T6"><draw:frame draw:style-name="fr3" draw:name="Объект4" text:anchor-type="as-char" svg:width="1.182cm" svg:height="0.621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6">– элемент выходного векторного сигнала</text:span><text:span text:style-name="T6"><draw:frame draw:style-name="fr3" draw:name="Объект6" text:anchor-type="as-char" svg:width="1.087cm" svg:height="0.564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6">,</text:span><text:span text:style-name="T6"><draw:frame draw:style-name="fr3" draw:name="Объект8" text:anchor-type="as-char" svg:width="0.469cm" svg:height="0.549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">– </text:span><text:span text:style-name="T6">размерность второго входного сигнала и выходного сигнала блока.</text:span></text:p>
            <text:p text:style-name="P4"><text:span text:style-name="T2">Обязательное</text:span><text:span text:style-name="T3"> условие: </text:span><text:span text:style-name="T3"><draw:frame draw:style-name="fr3" draw:name="Объект3" text:anchor-type="as-char" svg:width="2.064cm" svg:height="0.621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.</text:span></text:p>
            <text:p text:style-name="P4">Размерность выхода равна размерности первого входа.</text:p>
            <text:p text:style-name="P4"><text:span text:style-name="T8">Свойства</text:span>:</text:p>
            <text:p text:style-name="P4">Для работы блока параметры задавать не требуется.</text:p>
            <text:p text:style-name="P4"><text:span text:style-name="T9">Примечание</text:span><text:span text:style-name="T7">:</text:span></text:p>
            <text:p text:style-name="P4"><text:span text:style-name="T5">Размерность выходного сигнала равна размерности второго входного сигнала. Если второй входной сигнал – </text:span><text:span text:style-name="T11">скалярный</text:span><text:span text:style-name="T5">, то блок реализует деление первого входного сигнала на второй входной сигнал, в этом случае выход – </text:span><text:span text:style-name="T11">скалярная</text:span><text:span text:style-name="T5"> величин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еление скаляра на вектор</dc:title>
    <dc:date>2014-12-01T18:37:47.53</dc:date>
    <meta:generator>OpenOffice/4.1.1$Win32 OpenOffice.org_project/411m6$Build-9775</meta:generator>
    <meta:editing-duration>PT2H16M48S</meta:editing-duration>
    <meta:editing-cycles>53</meta:editing-cycles>
    <meta:document-statistic meta:table-count="1" meta:image-count="2" meta:object-count="8" meta:page-count="1" meta:paragraph-count="15" meta:word-count="111" meta:character-count="76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row>
            <msub>
              <mi>u</mi>
              <mrow>
                <mn>1</mn>
              </mrow>
            </msub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row>
                <mn>2,</mn>
                <mi>i</mi>
              </mrow>
            </msub>
            <mrow>
              <mo stretchy="false">(</mo>
              <mrow>
                <mi>t</mi>
              </mrow>
              <mo stretchy="false">)</mo>
            </mrow>
          </mrow>
        </mfrac>
      </mrow>
      <mi>,</mi>
      <mi/>
      <mrow>
        <mi>i</mi>
        <mo stretchy="false">=</mo>
        <mn>1...n</mn>
      </mrow>
    </mrow>
    <annotation encoding="StarMath 5.0">y_i(t) = {u_{1}(t)} over {u_{2,i}(t)} , ~ i=1...n</annotation>
  </semantics>
</math>
</file>

<file path=Object 2/content.xml><?xml version="1.0" encoding="utf-8"?>
<math xmlns="http://www.w3.org/1998/Math/MathML">
  <semantics>
    <mrow>
      <msub>
        <mi>u</mi>
        <mrow>
          <mn>1</mn>
        </mrow>
      </msub>
      <mrow>
        <mo stretchy="false">(</mo>
        <mrow>
          <mi>t</mi>
        </mrow>
        <mo stretchy="false">)</mo>
      </mrow>
    </mrow>
    <annotation encoding="StarMath 5.0">u_{1}(t)</annotation>
  </semantics>
</math>
</file>

<file path=Object 3/content.xml><?xml version="1.0" encoding="utf-8"?>
<math xmlns="http://www.w3.org/1998/Math/MathML">
  <semantics>
    <mrow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2,i}(t)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6/content.xml><?xml version="1.0" encoding="utf-8"?>
<math xmlns="http://www.w3.org/1998/Math/MathML">
  <semantics>
    <mrow>
      <msub>
        <mi>u</mi>
        <mrow>
          <mn>2,</mn>
          <mi>i</mi>
        </mrow>
      </msub>
      <mrow>
        <mrow>
          <mo stretchy="false">(</mo>
          <mrow>
            <mi>t</mi>
          </mrow>
          <mo stretchy="false">)</mo>
        </mrow>
        <mo stretchy="false">≠</mo>
        <mn>0</mn>
      </mrow>
    </mrow>
    <annotation encoding="StarMath 5.0">u_{2,i}(t) &lt;&gt; 0</annotation>
  </semantics>
</math>
</file>

<file path=Object 7/content.xml><?xml version="1.0" encoding="utf-8"?>
<math xmlns="http://www.w3.org/1998/Math/MathML">
  <semantics>
    <mrow>
      <mover accent="true">
        <msub>
          <mrow>
            <mi>u</mi>
          </mrow>
          <mn>2</mn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2(t)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